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nalizando la serie de McLaurin para el coseno, notamos que el resultado obtenido va a depender de dos parámetros, como ser el valor para el que vamos a aplicar la serie y la cantidad de términos que vamos a usar para evaluar la serie y llegar a la aproximación del resultado del coseno para dicha entrada.</text:p>
      <text:p text:style-name="Standard"/>
      <text:p text:style-name="Standard">Observando el comportamiento de la serie, notamos que se alternan términos positivos y negativos. Esto significa que cada término de la serie se “pasa” del valor real, ya sea por arriba o por abajo, y cada término subsiguiente que se agrega contribuye a hacer que se “pase” en un valor absoluto menor, por lo tanto, con cada término conseguimos que el resultado obtenido esté más cerca del real.</text:p>
      <text:p text:style-name="Standard"/>
      <text:p text:style-name="Standard">Esto nos lleva a analizar el error cometido por la aproximación, algo inevitable considerando que estamos limitando una serie infinita a una cantidad finita de términos.</text:p>
      <text:p text:style-name="Standard"/>
      <text:p text:style-name="Standard">El error de la serie es, obviamente, la sumatoria del resto de los términos que no sumamos en la serie, o sea, si la serie tiene n términos (de 0 a n-1), el error es la sumatoria desde n hasta infinito. Ahora bien, cómo podemos estimar ese error? Tomando lo que dijimos antes, sabemos que cada término subsiguiente de la serie hace que el error en valor absoluto sea menor, pero además, si el término n estaba por encima en e del resultado real rt (o sea, rt = sum(n) – e), entonces el próximo término es mayor en valor absoluto que el error e, porque va a hacer que el resultado sea menor a rt. O sea, el error <text:s/>de estimar la serie con n términos es siempre menor en valor absoluto al valor del término siguien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1" svg:font-family="FreeSan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8-27T21:30:50</meta:creation-date>
    <dc:date>2011-08-27T21:54:57</dc:date>
    <meta:editing-duration>PT23M3S</meta:editing-duration>
    <meta:editing-cycles>5</meta:editing-cycles>
    <meta:generator>LibreOffice/3.3$Linux LibreOffice_project/330m19$Build-8</meta:generator>
    <meta:document-statistic meta:table-count="0" meta:image-count="0" meta:object-count="0" meta:page-count="1" meta:paragraph-count="4" meta:word-count="290" meta:character-count="1583"/>
  </office:meta>
</office:document-meta>
</file>